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3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ackground-color="#00cc00" fo:border="none"/>
    </style:style>
    <style:style style:name="ce16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8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0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6" style:family="table-cell" style:parent-style-name="Default" style:data-style-name="N100">
      <style:table-cell-properties fo:background-color="#00cc00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9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0" style:family="table-cell" style:parent-style-name="Default" style:data-style-name="N100">
      <style:table-cell-properties fo:background-color="#00cc00" fo:border="none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0" table:default-cell-style-name="ce1"/>
        <table:table-column table:style-name="co13" table:default-cell-style-name="ce27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8" office:value-type="string">
            <text:p>use_rbf</text:p>
          </table:table-cell>
          <table:table-cell table:style-name="ce18" office:value-type="string">
            <text:p>complexity</text:p>
          </table:table-cell>
          <table:table-cell table:style-name="ce2" office:value-type="string">
            <text:p>dataset</text:p>
          </table:table-cell>
          <table:table-cell table:style-name="ce25" office:value-type="string">
            <text:p>difficulty</text:p>
          </table:table-cell>
          <table:table-cell table:style-name="ce25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18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8" office:value-type="string">
            <text:p>rbf_learning_rate</text:p>
          </table:table-cell>
          <table:table-cell table:style-name="ce18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8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office:value-type="string">
            <text:p>ffn_univariate</text:p>
          </table:table-cell>
          <table:table-cell table:style-name="Default" table:number-columns-repeated="51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SKLFit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ce19" office:value-type="string">
            <text:p>False</text:p>
          </table:table-cell>
          <table:table-cell table:style-name="Default" table:number-columns-repeated="51"/>
          <table:table-cell table:style-name="ce31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0" office:value-type="string">
            <text:p>False</text:p>
          </table:table-cell>
          <table:table-cell table:style-name="ce22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Default" table:number-columns-repeated="51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Default" table:number-columns-repeated="51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ce19" office:value-type="string">
            <text:p>False</text:p>
          </table:table-cell>
          <table:table-cell table:style-name="Default" table:number-columns-repeated="51"/>
          <table:table-cell table:style-name="ce31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2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Default" table:number-columns-repeated="51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Default" table:number-columns-repeated="51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'full'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number-columns-repeated="2" table:style-name="ce26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19" office:value-type="string">
            <text:p>False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'full'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2" office:value-type="string">
            <text:p>'full'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'diagonal'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number-columns-repeated="2" table:style-name="ce26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ce19" office:value-type="string">
            <text:p>False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'diagonal'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2" office:value-type="string">
            <text:p>'diagonal'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'scalar'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number-columns-repeated="2" table:style-name="ce26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1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'scalar'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2" office:value-type="string">
            <text:p>'scalar'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'univariate'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number-columns-repeated="2" table:style-name="ce26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ce1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'univariate'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2" office:value-type="string">
            <text:p>'univariate'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2" office:value-type="float" office:value="0.1">
            <text:p>0.1</text:p>
          </table:table-cell>
          <table:table-cell table:style-name="ce1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2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style-name="ce1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2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3" office:value-type="float" office:value="10">
            <text:p>10</text:p>
          </table:table-cell>
          <table:table-cell table:style-name="ce1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2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2" office:value-type="float" office:value="0.1">
            <text:p>0.1</text:p>
          </table:table-cell>
          <table:table-cell table:style-name="ce21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2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2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style-name="ce21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2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2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HousingDatas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26" office:value-type="string">
            <text:p>(None,None)</text:p>
          </table:table-cell>
          <table:table-cell table:style-name="ce2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26" office:value-type="string">
            <text:p>1000</text:p>
          </table:table-cell>
          <table:table-cell table:style-name="ce26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3" office:value-type="float" office:value="10">
            <text:p>10</text:p>
          </table:table-cell>
          <table:table-cell table:style-name="ce21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2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2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None</text:p>
          </table:table-cell>
          <table:table-cell table:style-name="ce24" office:value-type="string">
            <text:p>HousingDatase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table:style-name="ce27" office:value-type="string">
            <text:p>(None,None)</text:p>
          </table:table-cell>
          <table:table-cell table:style-name="ce28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string">
            <text:p>1000</text:p>
          </table:table-cell>
          <table:table-cell table:style-name="ce27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10"/>
          <table:table-cell table:style-name="ce3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4">06/24/2024</text:date>, <text:time>11:2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6-24T11:22:41</dc:date>
    <meta:editing-cycles>306</meta:editing-cycles>
    <meta:editing-duration>PT20H35M11S</meta:editing-duration>
    <meta:document-statistic meta:table-count="1" meta:cell-count="745" meta:object-count="0"/>
  </office:meta>
</office:document-meta>
</file>